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Ext Buffers</text:p>
          </table:table-cell>
          <table:table-cell office:value-type="string" calcext:value-type="string">
            <text:p>ejectors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41.5" calcext:value-type="float">
            <text:p>14041.5</text:p>
          </table:table-cell>
          <table:table-cell office:value-type="float" office:value="1" calcext:value-type="float">
            <text:p>1</text:p>
          </table:table-cell>
          <table:table-cell office:value-type="float" office:value="145472" calcext:value-type="float">
            <text:p>145472</text:p>
          </table:table-cell>
          <table:table-cell office:value-type="float" office:value="10.9715" calcext:value-type="float">
            <text:p>10.971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0.1074" calcext:value-type="float">
            <text:p>10.1074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5235" calcext:value-type="float">
            <text:p>0.235235</text:p>
          </table:table-cell>
          <table:table-cell office:value-type="float" office:value="0.233756" calcext:value-type="float">
            <text:p>0.233756</text:p>
          </table:table-cell>
          <table:table-cell office:value-type="float" office:value="0.236713" calcext:value-type="float">
            <text:p>0.236713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23499" calcext:value-type="float">
            <text:p>0.423499</text:p>
          </table:table-cell>
          <table:table-cell office:value-type="float" office:value="0.418836" calcext:value-type="float">
            <text:p>0.418836</text:p>
          </table:table-cell>
          <table:table-cell office:value-type="float" office:value="0.42797" calcext:value-type="float">
            <text:p>0.42797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9.97528" calcext:value-type="float">
            <text:p>9.975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933.96" calcext:value-type="float">
            <text:p>5933.96</text:p>
          </table:table-cell>
          <table:table-cell office:value-type="float" office:value="1" calcext:value-type="float">
            <text:p>1</text:p>
          </table:table-cell>
          <table:table-cell office:value-type="float" office:value="81272" calcext:value-type="float">
            <text:p>81272</text:p>
          </table:table-cell>
          <table:table-cell office:value-type="float" office:value="10.3463" calcext:value-type="float">
            <text:p>10.346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1125" calcext:value-type="float">
            <text:p>9.511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7847" calcext:value-type="float">
            <text:p>0.237847</text:p>
          </table:table-cell>
          <table:table-cell office:value-type="float" office:value="0.236507" calcext:value-type="float">
            <text:p>0.236507</text:p>
          </table:table-cell>
          <table:table-cell office:value-type="float" office:value="0.239383" calcext:value-type="float">
            <text:p>0.239383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28205" calcext:value-type="float">
            <text:p>0.428205</text:p>
          </table:table-cell>
          <table:table-cell office:value-type="float" office:value="0.423644" calcext:value-type="float">
            <text:p>0.423644</text:p>
          </table:table-cell>
          <table:table-cell office:value-type="float" office:value="0.43259" calcext:value-type="float">
            <text:p>0.43259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9.45507" calcext:value-type="float">
            <text:p>9.455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16.82" calcext:value-type="float">
            <text:p>5616.82</text:p>
          </table:table-cell>
          <table:table-cell office:value-type="float" office:value="1" calcext:value-type="float">
            <text:p>1</text:p>
          </table:table-cell>
          <table:table-cell office:value-type="float" office:value="80647" calcext:value-type="float">
            <text:p>80647</text:p>
          </table:table-cell>
          <table:table-cell office:value-type="float" office:value="10.3021" calcext:value-type="float">
            <text:p>10.302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9.46608" calcext:value-type="float">
            <text:p>9.4660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8017" calcext:value-type="float">
            <text:p>0.238017</text:p>
          </table:table-cell>
          <table:table-cell office:value-type="float" office:value="0.236647" calcext:value-type="float">
            <text:p>0.236647</text:p>
          </table:table-cell>
          <table:table-cell office:value-type="float" office:value="0.239537" calcext:value-type="float">
            <text:p>0.239537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2852" calcext:value-type="float">
            <text:p>0.42852</text:p>
          </table:table-cell>
          <table:table-cell office:value-type="float" office:value="0.423881" calcext:value-type="float">
            <text:p>0.423881</text:p>
          </table:table-cell>
          <table:table-cell office:value-type="float" office:value="0.43292" calcext:value-type="float">
            <text:p>0.43292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7" calcext:value-type="float">
            <text:p>1.80037</text:p>
          </table:table-cell>
          <table:table-cell office:value-type="float" office:value="9.41688" calcext:value-type="float">
            <text:p>9.41688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91.74" calcext:value-type="float">
            <text:p>3091.74</text:p>
          </table:table-cell>
          <table:table-cell office:value-type="float" office:value="1" calcext:value-type="float">
            <text:p>1</text:p>
          </table:table-cell>
          <table:table-cell office:value-type="float" office:value="50116" calcext:value-type="float">
            <text:p>50116</text:p>
          </table:table-cell>
          <table:table-cell office:value-type="float" office:value="11.1117" calcext:value-type="float">
            <text:p>11.111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.298" calcext:value-type="float">
            <text:p>10.29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8838" calcext:value-type="float">
            <text:p>0.238838</text:p>
          </table:table-cell>
          <table:table-cell office:value-type="float" office:value="0.237516" calcext:value-type="float">
            <text:p>0.237516</text:p>
          </table:table-cell>
          <table:table-cell office:value-type="float" office:value="0.240426" calcext:value-type="float">
            <text:p>0.24042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425503" calcext:value-type="float">
            <text:p>0.425503</text:p>
          </table:table-cell>
          <table:table-cell office:value-type="float" office:value="0.434461" calcext:value-type="float">
            <text:p>0.4344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9" calcext:value-type="float">
            <text:p>1.80039</text:p>
          </table:table-cell>
          <table:table-cell office:value-type="float" office:value="10.0329" calcext:value-type="float">
            <text:p>10.03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5.5226" calcext:value-type="float">
            <text:p>55.5226</text:p>
          </table:table-cell>
          <table:table-cell office:value-type="float" office:value="1" calcext:value-type="float">
            <text:p>1</text:p>
          </table:table-cell>
          <table:table-cell office:value-type="float" office:value="1517" calcext:value-type="float">
            <text:p>1517</text:p>
          </table:table-cell>
          <table:table-cell office:value-type="float" office:value="10.4138" calcext:value-type="float">
            <text:p>10.413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.61343" calcext:value-type="float">
            <text:p>9.6134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995" calcext:value-type="float">
            <text:p>0.238995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240008" calcext:value-type="float">
            <text:p>0.240008</text:p>
          </table:table-cell>
          <table:table-cell office:value-type="float" office:value="0.238818" calcext:value-type="float">
            <text:p>0.238818</text:p>
          </table:table-cell>
          <table:table-cell office:value-type="float" office:value="0.24166" calcext:value-type="float">
            <text:p>0.24166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9443" calcext:value-type="float">
            <text:p>0.429443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826" calcext:value-type="float">
            <text:p>0.42826</text:p>
          </table:table-cell>
          <table:table-cell office:value-type="float" office:value="0.43742" calcext:value-type="float">
            <text:p>0.43742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.80053" calcext:value-type="float">
            <text:p>1.80053</text:p>
          </table:table-cell>
          <table:table-cell office:value-type="float" office:value="9.48262" calcext:value-type="float">
            <text:p>9.482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9.6596" calcext:value-type="float">
            <text:p>49.6596</text:p>
          </table:table-cell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float" office:value="10.3556" calcext:value-type="float">
            <text:p>10.355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9.55585" calcext:value-type="float">
            <text:p>9.5558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995" calcext:value-type="float">
            <text:p>0.238995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0.238823" calcext:value-type="float">
            <text:p>0.238823</text:p>
          </table:table-cell>
          <table:table-cell office:value-type="float" office:value="0.241663" calcext:value-type="float">
            <text:p>0.241663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9443" calcext:value-type="float">
            <text:p>0.429443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2146" calcext:value-type="float">
            <text:p>0.432146</text:p>
          </table:table-cell>
          <table:table-cell office:value-type="float" office:value="0.428253" calcext:value-type="float">
            <text:p>0.428253</text:p>
          </table:table-cell>
          <table:table-cell office:value-type="float" office:value="0.437453" calcext:value-type="float">
            <text:p>0.437453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.80053" calcext:value-type="float">
            <text:p>1.80053</text:p>
          </table:table-cell>
          <table:table-cell office:value-type="float" office:value="9.43829" calcext:value-type="float">
            <text:p>9.43829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35.78" calcext:value-type="float">
            <text:p>2435.78</text:p>
          </table:table-cell>
          <table:table-cell office:value-type="float" office:value="1" calcext:value-type="float">
            <text:p>1</text:p>
          </table:table-cell>
          <table:table-cell office:value-type="float" office:value="44628" calcext:value-type="float">
            <text:p>44628</text:p>
          </table:table-cell>
          <table:table-cell office:value-type="float" office:value="11.1223" calcext:value-type="float">
            <text:p>11.1223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0.3116" calcext:value-type="float">
            <text:p>10.3116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9031" calcext:value-type="float">
            <text:p>0.239031</text:p>
          </table:table-cell>
          <table:table-cell office:value-type="float" office:value="0.237707" calcext:value-type="float">
            <text:p>0.237707</text:p>
          </table:table-cell>
          <table:table-cell office:value-type="float" office:value="0.240637" calcext:value-type="float">
            <text:p>0.240637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347" calcext:value-type="float">
            <text:p>0.430347</text:p>
          </table:table-cell>
          <table:table-cell office:value-type="float" office:value="0.425856" calcext:value-type="float">
            <text:p>0.425856</text:p>
          </table:table-cell>
          <table:table-cell office:value-type="float" office:value="0.434749" calcext:value-type="float">
            <text:p>0.434749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8" calcext:value-type="float">
            <text:p>1.80038</text:p>
          </table:table-cell>
          <table:table-cell office:value-type="float" office:value="10.0368" calcext:value-type="float">
            <text:p>10.03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.4426" calcext:value-type="float">
            <text:p>49.4426</text:p>
          </table:table-cell>
          <table:table-cell office:value-type="float" office:value="1" calcext:value-type="float">
            <text:p>1</text:p>
          </table:table-cell>
          <table:table-cell office:value-type="float" office:value="1735" calcext:value-type="float">
            <text:p>1735</text:p>
          </table:table-cell>
          <table:table-cell office:value-type="float" office:value="10.407" calcext:value-type="float">
            <text:p>10.40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.6095" calcext:value-type="float">
            <text:p>9.609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9972" calcext:value-type="float">
            <text:p>0.239972</text:p>
          </table:table-cell>
          <table:table-cell office:value-type="float" office:value="0.238696" calcext:value-type="float">
            <text:p>0.238696</text:p>
          </table:table-cell>
          <table:table-cell office:value-type="float" office:value="0.241633" calcext:value-type="float">
            <text:p>0.241633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2015" calcext:value-type="float">
            <text:p>0.432015</text:p>
          </table:table-cell>
          <table:table-cell office:value-type="float" office:value="0.427626" calcext:value-type="float">
            <text:p>0.427626</text:p>
          </table:table-cell>
          <table:table-cell office:value-type="float" office:value="0.436237" calcext:value-type="float">
            <text:p>0.436237</text:p>
          </table:table-cell>
          <table:table-cell table:number-columns-repeated="2" office:value-type="float" office:value="1.80027" calcext:value-type="float">
            <text:p>1.80027</text:p>
          </table:table-cell>
          <table:table-cell office:value-type="float" office:value="9.47894" calcext:value-type="float">
            <text:p>9.478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6.416" calcext:value-type="float">
            <text:p>46.416</text:p>
          </table:table-cell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10.359" calcext:value-type="float">
            <text:p>10.35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56061" calcext:value-type="float">
            <text:p>9.560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6" calcext:value-type="float">
            <text:p>0.240006</text:p>
          </table:table-cell>
          <table:table-cell office:value-type="float" office:value="0.238937" calcext:value-type="float">
            <text:p>0.238937</text:p>
          </table:table-cell>
          <table:table-cell office:value-type="float" office:value="0.241567" calcext:value-type="float">
            <text:p>0.241567</text:p>
          </table:table-cell>
          <table:table-cell office:value-type="float" office:value="0.240014" calcext:value-type="float">
            <text:p>0.240014</text:p>
          </table:table-cell>
          <table:table-cell office:value-type="float" office:value="0.238407" calcext:value-type="float">
            <text:p>0.238407</text:p>
          </table:table-cell>
          <table:table-cell office:value-type="float" office:value="0.24217" calcext:value-type="float">
            <text:p>0.24217</text:p>
          </table:table-cell>
          <table:table-cell office:value-type="float" office:value="0.432157" calcext:value-type="float">
            <text:p>0.432157</text:p>
          </table:table-cell>
          <table:table-cell office:value-type="float" office:value="0.428505" calcext:value-type="float">
            <text:p>0.428505</text:p>
          </table:table-cell>
          <table:table-cell office:value-type="float" office:value="0.43539" calcext:value-type="float">
            <text:p>0.43539</text:p>
          </table:table-cell>
          <table:table-cell office:value-type="float" office:value="0.432174" calcext:value-type="float">
            <text:p>0.432174</text:p>
          </table:table-cell>
          <table:table-cell office:value-type="float" office:value="0.427405" calcext:value-type="float">
            <text:p>0.427405</text:p>
          </table:table-cell>
          <table:table-cell office:value-type="float" office:value="0.43968" calcext:value-type="float">
            <text:p>0.43968</text:p>
          </table:table-cell>
          <table:table-cell office:value-type="float" office:value="1.80061" calcext:value-type="float">
            <text:p>1.80061</text:p>
          </table:table-cell>
          <table:table-cell office:value-type="float" office:value="1.80062" calcext:value-type="float">
            <text:p>1.80062</text:p>
          </table:table-cell>
          <table:table-cell office:value-type="float" office:value="9.44004" calcext:value-type="float">
            <text:p>9.44004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12.42" calcext:value-type="float">
            <text:p>2412.42</text:p>
          </table:table-cell>
          <table:table-cell office:value-type="float" office:value="1" calcext:value-type="float">
            <text:p>1</text:p>
          </table:table-cell>
          <table:table-cell office:value-type="float" office:value="41248" calcext:value-type="float">
            <text:p>41248</text:p>
          </table:table-cell>
          <table:table-cell office:value-type="float" office:value="11.1194" calcext:value-type="float">
            <text:p>11.1194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.312" calcext:value-type="float">
            <text:p>10.312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9057" calcext:value-type="float">
            <text:p>0.239057</text:p>
          </table:table-cell>
          <table:table-cell office:value-type="float" office:value="0.237707" calcext:value-type="float">
            <text:p>0.237707</text:p>
          </table:table-cell>
          <table:table-cell office:value-type="float" office:value="0.240673" calcext:value-type="float">
            <text:p>0.240673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395" calcext:value-type="float">
            <text:p>0.430395</text:p>
          </table:table-cell>
          <table:table-cell office:value-type="float" office:value="0.425913" calcext:value-type="float">
            <text:p>0.425913</text:p>
          </table:table-cell>
          <table:table-cell office:value-type="float" office:value="0.434761" calcext:value-type="float">
            <text:p>0.4347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8" calcext:value-type="float">
            <text:p>1.80038</text:p>
          </table:table-cell>
          <table:table-cell office:value-type="float" office:value="10.0348" calcext:value-type="float">
            <text:p>10.03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.6214" calcext:value-type="float">
            <text:p>50.6214</text:p>
          </table:table-cell>
          <table:table-cell office:value-type="float" office:value="1" calcext:value-type="float">
            <text:p>1</text:p>
          </table:table-cell>
          <table:table-cell office:value-type="float" office:value="1701" calcext:value-type="float">
            <text:p>1701</text:p>
          </table:table-cell>
          <table:table-cell office:value-type="float" office:value="10.4133" calcext:value-type="float">
            <text:p>10.413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61401" calcext:value-type="float">
            <text:p>9.6140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995" calcext:value-type="float">
            <text:p>0.238995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240007" calcext:value-type="float">
            <text:p>0.240007</text:p>
          </table:table-cell>
          <table:table-cell office:value-type="float" office:value="0.238817" calcext:value-type="float">
            <text:p>0.238817</text:p>
          </table:table-cell>
          <table:table-cell office:value-type="float" office:value="0.241665" calcext:value-type="float">
            <text:p>0.241665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9443" calcext:value-type="float">
            <text:p>0.429443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2138" calcext:value-type="float">
            <text:p>0.432138</text:p>
          </table:table-cell>
          <table:table-cell office:value-type="float" office:value="0.428262" calcext:value-type="float">
            <text:p>0.428262</text:p>
          </table:table-cell>
          <table:table-cell office:value-type="float" office:value="0.437433" calcext:value-type="float">
            <text:p>0.437433</text:p>
          </table:table-cell>
          <table:table-cell table:number-columns-repeated="2" office:value-type="float" office:value="1.80052" calcext:value-type="float">
            <text:p>1.80052</text:p>
          </table:table-cell>
          <table:table-cell office:value-type="float" office:value="9.48191" calcext:value-type="float">
            <text:p>9.481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5.9536" calcext:value-type="float">
            <text:p>45.9536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0.3592" calcext:value-type="float">
            <text:p>10.359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9.56104" calcext:value-type="float">
            <text:p>9.5610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6" calcext:value-type="float">
            <text:p>0.240006</text:p>
          </table:table-cell>
          <table:table-cell office:value-type="float" office:value="0.238937" calcext:value-type="float">
            <text:p>0.238937</text:p>
          </table:table-cell>
          <table:table-cell office:value-type="float" office:value="0.241567" calcext:value-type="float">
            <text:p>0.241567</text:p>
          </table:table-cell>
          <table:table-cell office:value-type="float" office:value="0.240019" calcext:value-type="float">
            <text:p>0.240019</text:p>
          </table:table-cell>
          <table:table-cell office:value-type="float" office:value="0.238407" calcext:value-type="float">
            <text:p>0.238407</text:p>
          </table:table-cell>
          <table:table-cell office:value-type="float" office:value="0.24217" calcext:value-type="float">
            <text:p>0.24217</text:p>
          </table:table-cell>
          <table:table-cell office:value-type="float" office:value="0.432157" calcext:value-type="float">
            <text:p>0.432157</text:p>
          </table:table-cell>
          <table:table-cell office:value-type="float" office:value="0.428505" calcext:value-type="float">
            <text:p>0.428505</text:p>
          </table:table-cell>
          <table:table-cell office:value-type="float" office:value="0.43539" calcext:value-type="float">
            <text:p>0.43539</text:p>
          </table:table-cell>
          <table:table-cell office:value-type="float" office:value="0.432182" calcext:value-type="float">
            <text:p>0.432182</text:p>
          </table:table-cell>
          <table:table-cell office:value-type="float" office:value="0.427438" calcext:value-type="float">
            <text:p>0.427438</text:p>
          </table:table-cell>
          <table:table-cell office:value-type="float" office:value="0.439702" calcext:value-type="float">
            <text:p>0.439702</text:p>
          </table:table-cell>
          <table:table-cell table:number-columns-repeated="2" office:value-type="float" office:value="1.80061" calcext:value-type="float">
            <text:p>1.80061</text:p>
          </table:table-cell>
          <table:table-cell office:value-type="float" office:value="9.44017" calcext:value-type="float">
            <text:p>9.44017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10-06T21:57:55.475780083</dc:date>
    <meta:editing-duration>PT7H30M13S</meta:editing-duration>
    <meta:editing-cycles>30</meta:editing-cycles>
    <meta:generator>LibreOffice/7.3.7.2$Linux_AARCH64 LibreOffice_project/30$Build-2</meta:generator>
    <meta:document-statistic meta:table-count="1" meta:cell-count="342" meta:object-count="0"/>
  </office:meta>
</office:document-meta>
</file>